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5-11-03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58328" calcext:value-type="float">
            <text:p>-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5-07-2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0288" calcext:value-type="float">
            <text:p>-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5-04-21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62672" calcext:value-type="float">
            <text:p>-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5-01-21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07808" calcext:value-type="float">
            <text:p>-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4-10-2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9872" calcext:value-type="float">
            <text:p>-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4-09-07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24" calcext:value-type="float">
            <text:p>-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4-05-0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4896" calcext:value-type="float">
            <text:p>-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4-02-07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29144" calcext:value-type="float">
            <text:p>-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3-10-24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1624" calcext:value-type="float">
            <text:p>-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3-07-24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8536" calcext:value-type="float">
            <text:p>-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3-06-28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244" calcext:value-type="float">
            <text:p>-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3-06-06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244" calcext:value-type="float">
            <text:p>-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3-06-06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65592" calcext:value-type="float">
            <text:p>-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3-04-24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6072" calcext:value-type="float">
            <text:p>-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3-02-08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98792" calcext:value-type="float">
            <text:p>-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2-11-0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1792" calcext:value-type="float">
            <text:p>-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2-08-08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6768" calcext:value-type="float">
            <text:p>-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2-06-28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36536" calcext:value-type="float">
            <text:p>-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2-06-28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9328" calcext:value-type="float">
            <text:p>-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2-05-10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61504" calcext:value-type="float">
            <text:p>-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2-02-1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18704" calcext:value-type="float">
            <text:p>-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2-01-2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65592" calcext:value-type="float">
            <text:p>-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1-11-1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9808" calcext:value-type="float">
            <text:p>-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1-08-10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44256" calcext:value-type="float">
            <text:p>-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1-05-05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9016" calcext:value-type="float">
            <text:p>-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1-02-08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292" calcext:value-type="float">
            <text:p>-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0-11-09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5696" calcext:value-type="float">
            <text:p>-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0-09-03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65592" calcext:value-type="float">
            <text:p>-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0-08-1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9328" calcext:value-type="float">
            <text:p>-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0-08-19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27136" calcext:value-type="float">
            <text:p>-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0-08-11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47888" calcext:value-type="float">
            <text:p>-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0-05-2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37704" calcext:value-type="float">
            <text:p>-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0-05-12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03336" calcext:value-type="float">
            <text:p>-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20-02-0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4464" calcext:value-type="float">
            <text:p>-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9-08-12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724" calcext:value-type="float">
            <text:p>-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9-04-30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5048" calcext:value-type="float">
            <text:p>-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9-01-29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58784" calcext:value-type="float">
            <text:p>-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8-11-0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91984" calcext:value-type="float">
            <text:p>-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8-08-17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6864" calcext:value-type="float">
            <text:p>-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8-05-10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3504" calcext:value-type="float">
            <text:p>-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8-01-30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8868" calcext:value-type="float">
            <text:p>-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7-10-26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06" calcext:value-type="float">
            <text:p>-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7-08-09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9536" calcext:value-type="float">
            <text:p>-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7-05-18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8012" calcext:value-type="float">
            <text:p>-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7-02-09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0704" calcext:value-type="float">
            <text:p>-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6-11-16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0704" calcext:value-type="float">
            <text:p>-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6-08-23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8012" calcext:value-type="float">
            <text:p>-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6-05-10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7156" calcext:value-type="float">
            <text:p>-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6-02-23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41664" calcext:value-type="float">
            <text:p>-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5-11-12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14232" calcext:value-type="float">
            <text:p>-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5-08-1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22792" calcext:value-type="float">
            <text:p>-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5-05-13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27008" calcext:value-type="float">
            <text:p>-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5-02-1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8492" calcext:value-type="float">
            <text:p>-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4-11-19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7824" calcext:value-type="float">
            <text:p>-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4-08-07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5444" calcext:value-type="float">
            <text:p>-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4-05-05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60536" calcext:value-type="float">
            <text:p>-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4-02-18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59368" calcext:value-type="float">
            <text:p>-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3-10-3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14232" calcext:value-type="float">
            <text:p>-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3-08-0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48344" calcext:value-type="float">
            <text:p>-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3-04-3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63584" calcext:value-type="float">
            <text:p>-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3-01-30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3104" calcext:value-type="float">
            <text:p>-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2-11-05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18448" calcext:value-type="float">
            <text:p>-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2-08-0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61248" calcext:value-type="float">
            <text:p>-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2-05-09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50808" calcext:value-type="float">
            <text:p>-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2-02-01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63" calcext:value-type="float">
            <text:p>-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1-11-02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03792" calcext:value-type="float">
            <text:p>-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1-08-03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3104" calcext:value-type="float">
            <text:p>-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1-05-04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24544" calcext:value-type="float">
            <text:p>-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1-02-0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23376" calcext:value-type="float">
            <text:p>-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0-11-04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72144" calcext:value-type="float">
            <text:p>-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0-08-04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5444" calcext:value-type="float">
            <text:p>-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0-05-06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14232" calcext:value-type="float">
            <text:p>-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10-02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86672" calcext:value-type="float">
            <text:p>-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9-11-04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244" calcext:value-type="float">
            <text:p>-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9-08-0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678" calcext:value-type="float">
            <text:p>-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9-05-05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65336" calcext:value-type="float">
            <text:p>-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9-02-0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95232" calcext:value-type="float">
            <text:p>-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8-11-0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04832" calcext:value-type="float">
            <text:p>-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8-08-0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9828" calcext:value-type="float">
            <text:p>-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8-05-0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95816" calcext:value-type="float">
            <text:p>-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8-01-2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2876" calcext:value-type="float">
            <text:p>-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7-11-0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95232" calcext:value-type="float">
            <text:p>-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7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58072" calcext:value-type="float">
            <text:p>-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7-08-1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08008" calcext:value-type="float">
            <text:p>-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7-05-22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53728" calcext:value-type="float">
            <text:p>-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7-02-2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32976" calcext:value-type="float">
            <text:p>-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6-11-02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48216" calcext:value-type="float">
            <text:p>-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6-08-17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62872" calcext:value-type="float">
            <text:p>-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6-05-24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23832" calcext:value-type="float">
            <text:p>-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6-02-10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45168" calcext:value-type="float">
            <text:p>-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5-11-01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84792" calcext:value-type="float">
            <text:p>-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5-08-09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78696" calcext:value-type="float">
            <text:p>-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5-05-0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31808" calcext:value-type="float">
            <text:p>-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5-02-10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68384" calcext:value-type="float">
            <text:p>-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4-11-02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56776" calcext:value-type="float">
            <text:p>-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4-08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0128" calcext:value-type="float">
            <text:p>-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4-05-0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30128" calcext:value-type="float">
            <text:p>-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4-02-1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19816" calcext:value-type="float">
            <text:p>-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69296" calcext:value-type="float">
            <text:p>-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26752" calcext:value-type="float">
            <text:p>-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21952" calcext:value-type="float">
            <text:p>-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384536" calcext:value-type="float">
            <text:p>-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34016" calcext:value-type="float">
            <text:p>-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44328" calcext:value-type="float">
            <text:p>-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2002-05-29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034016" calcext:value-type="float">
            <text:p>-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62032" calcext:value-type="float">
            <text:p>-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41408" calcext:value-type="float">
            <text:p>-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8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67672" calcext:value-type="float">
            <text:p>-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67672" calcext:value-type="float">
            <text:p>-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7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88296" calcext:value-type="float">
            <text:p>-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14104" calcext:value-type="float">
            <text:p>-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67672" calcext:value-type="float">
            <text:p>-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48088" calcext:value-type="float">
            <text:p>-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975848" calcext:value-type="float">
            <text:p>-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625328" calcext:value-type="float">
            <text:p>-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799064" calcext:value-type="float">
            <text:p>-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0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63584" calcext:value-type="float">
            <text:p>-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8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17152" calcext:value-type="float">
            <text:p>-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2124" calcext:value-type="float">
            <text:p>-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44456" calcext:value-type="float">
            <text:p>-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44456" calcext:value-type="float">
            <text:p>-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744456" calcext:value-type="float">
            <text:p>-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91344" calcext:value-type="float">
            <text:p>-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91344" calcext:value-type="float">
            <text:p>-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2124" calcext:value-type="float">
            <text:p>-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91344" calcext:value-type="float">
            <text:p>-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2604" calcext:value-type="float">
            <text:p>-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31552" calcext:value-type="float">
            <text:p>-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7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2124" calcext:value-type="float">
            <text:p>-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7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2124" calcext:value-type="float">
            <text:p>-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7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31552" calcext:value-type="float">
            <text:p>-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7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2124" calcext:value-type="float">
            <text:p>-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7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2124" calcext:value-type="float">
            <text:p>-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7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2124" calcext:value-type="float">
            <text:p>-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2124" calcext:value-type="float">
            <text:p>-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2124" calcext:value-type="float">
            <text:p>-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2124" calcext:value-type="float">
            <text:p>-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31552" calcext:value-type="float">
            <text:p>-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6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31552" calcext:value-type="float">
            <text:p>-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6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31552" calcext:value-type="float">
            <text:p>-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6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91344" calcext:value-type="float">
            <text:p>-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6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91344" calcext:value-type="float">
            <text:p>-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6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7176" calcext:value-type="float">
            <text:p>-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7176" calcext:value-type="float">
            <text:p>-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6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131552" calcext:value-type="float">
            <text:p>-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6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0.27176" calcext:value-type="float">
            <text:p>-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628" calcext:value-type="float">
            <text:p>-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48088" calcext:value-type="float">
            <text:p>-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81456" calcext:value-type="float">
            <text:p>-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2124" calcext:value-type="float">
            <text:p>-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E36K2</text:p>
          </table:table-cell>
          <table:table-cell office:value-type="string" calcext:value-type="string">
            <text:p>Bear Pen</text:p>
          </table:table-cell>
          <table:table-cell office:value-type="string" calcext:value-type="string">
            <text:p>197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902952" calcext:value-type="float">
            <text:p>-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48" meta:object-count="0"/>
    <meta:user-defined meta:name="AppVersion">3.0</meta:user-defined>
  </office:meta>
</office:document-meta>
</file>